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32000001490D54A8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color="#808080" draw:fill="none" draw:fill-image-width="0cm" draw:fill-image-height="0cm" draw:textarea-horizontal-align="justify" draw:textarea-vertical-align="top" draw:auto-grow-height="false"/>
    </style:style>
    <style:style style:name="gr3" style:family="graphic" style:parent-style-name="standard">
      <style:graphic-properties svg:stroke-color="#80808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2.5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2.61cm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r1" style:family="presentation" style:parent-style-name="Cubes_5f_1x-title">
      <style:graphic-properties draw:auto-grow-height="true" fo:min-height="2.002cm"/>
    </style:style>
    <style:style style:name="pr2" style:family="presentation" style:parent-style-name="Cubes_5f_1x-subtitle">
      <style:graphic-properties draw:fill-color="#ffffff" draw:auto-grow-height="true" fo:min-height="17.557cm"/>
    </style:style>
    <style:style style:name="pr3" style:family="presentation" style:parent-style-name="Cubes_5f_1x-notes" style:list-style-name="L5">
      <style:graphic-properties draw:fill-color="#ffffff" draw:auto-grow-height="true" fo:min-height="11.41cm"/>
    </style:style>
    <style:style style:name="pr4" style:family="presentation" style:parent-style-name="Cubes_5f_1x-outline1">
      <style:graphic-properties fo:min-height="17.306cm"/>
    </style:style>
    <style:style style:name="pr5" style:family="presentation" style:parent-style-name="Cubes_5f_1x-notes">
      <style:graphic-properties draw:fill-color="#ffffff" fo:min-height="11.159cm"/>
    </style:style>
    <style:style style:name="pr6" style:family="presentation" style:parent-style-name="Cubes_5f_1x-outline1">
      <style:graphic-properties draw:auto-grow-height="true" fo:min-height="17.557cm"/>
    </style:style>
    <style:style style:name="pr7" style:family="presentation" style:parent-style-name="Cubes_5f_1x-title">
      <style:graphic-properties fo:min-height="1.7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line-height="100%" fo:text-align="center" fo:text-indent="0cm"/>
      <style:text-properties fo:font-size="9pt" style:font-size-asian="18pt" style:font-size-complex="18pt"/>
    </style:style>
    <style:style style:name="P7" style:family="paragraph">
      <style:paragraph-properties fo:text-align="center"/>
      <style:text-properties fo:font-size="9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9pt" style:font-size-asian="18pt" style:font-size-complex="18pt"/>
    </style:style>
    <style:style style:name="P10" style:family="paragraph">
      <style:paragraph-properties fo:margin-left="0cm" fo:margin-right="0cm" fo:line-height="150%" fo:text-indent="0cm"/>
    </style:style>
    <style:style style:name="P11" style:family="paragraph">
      <style:paragraph-properties fo:margin-left="1.2cm" fo:margin-right="0cm" fo:line-height="150%" fo:text-indent="-0.9cm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1.2cm" fo:margin-right="0cm" fo:line-height="100%" fo:text-indent="-0.9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size="28pt"/>
    </style:style>
    <style:style style:name="T6" style:family="text">
      <style:text-properties style:use-window-font-color="true" fo:font-size="28pt"/>
    </style:style>
    <style:style style:name="T7" style:family="text">
      <style:text-properties fo:color="#000000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Cubes_5f_1x" presentation:presentation-page-layout-name="AL1T0">
        <office:forms form:automatic-focus="false" form:apply-design-mode="false"/>
        <draw:frame presentation:style-name="pr1" draw:text-style-name="P1" draw:layer="layout" svg:width="25cm" svg:height="2.002cm" svg:x="2cm" svg:y="0cm" presentation:class="title" presentation:placeholder="true">
          <draw:text-box/>
        </draw:frame>
        <draw:frame presentation:style-name="pr2" draw:text-style-name="P2" draw:layer="layout" svg:width="26.526cm" svg:height="17.557cm" svg:x="0.746cm" svg:y="3cm" presentation:class="subtitle">
          <draw:text-box>
            <text:p text:style-name="P2">Secure Marking System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 presentation:presentation-page-layout-name="AL2T1">
        <office:forms form:automatic-focus="false" form:apply-design-mode="false"/>
        <draw:frame presentation:style-name="pr1" draw:layer="layout" svg:width="25cm" svg:height="2.002cm" svg:x="2cm" svg:y="0cm" presentation:class="title">
          <draw:text-box>
            <text:p>Olympiad Setup</text:p>
          </draw:text-box>
        </draw:frame>
        <draw:frame presentation:style-name="pr4" draw:layer="layout" svg:width="26.526cm" svg:height="17.649cm" svg:x="0.746cm" svg:y="3cm" presentation:class="outline" presentation:user-transformed="true">
          <draw:text-box>
            <text:list text:style-name="L3">
              <text:list-item>
                <text:p>olympiad: main server</text:p>
                <text:list>
                  <text:list-item>
                    <text:p>SMS server</text:p>
                    <text:list>
                      <text:list-item>
                        <text:p>Code: /usr/local/olympiads/sms/</text:p>
                      </text:list-item>
                      <text:list-item>
                        <text:p>Contest trees: /usr/local/olympiads/contests/</text:p>
                      </text:list-item>
                      <text:list-item>
                        <text:p>Contest trees symlinked to: /home/sms/</text:p>
                      </text:list-item>
                    </text:list>
                  </text:list-item>
                  <text:list-item>
                    <text:p>SVN: /usr/local/olympiads/svn/</text:p>
                  </text:list-item>
                  <text:list-item>
                    <text:p>Web server: /var/www/localhost/htdocs/</text:p>
                  </text:list-item>
                  <text:list-item>
                    <text:p>Mailing lists: <text:a xlink:href="https://olympiad.cs.uct.ac.za/mailman/listinfo">https://olympiad.cs.uct.ac.za/mailman/listinfo</text:a></text:p>
                  </text:list-item>
                  <text:list-item>
                    <text:p>Mail aliases: /etc/mail/aliases</text:p>
                    <text:list>
                      <text:list-item>
                        <text:p>Your email address: ~/.forward</text:p>
                      </text:list-item>
                    </text:list>
                  </text:list-item>
                  <text:list-item>
                    <text:p>Trac: <text:a xlink:href="https://olympiad.cs.uct.ac.za/trac/">https://olympiad.cs.uct.ac.za/trac/</text:a></text:p>
                  </text:list-item>
                  <text:list-item>
                    <text:p>Wiki: <text:a xlink:href="https://olympiad.cs.uct.ac.za/mediawiki/">https://olympiad.cs.uct.ac.za/mediawiki/</text:a></text:p>
                  </text:list-item>
                </text:list>
              </text:list-item>
              <text:list-item>
                <text:p>houdini: marker with faulty hardware</text:p>
              </text:list-item>
              <text:list-item>
                <text:p>eisenheim: marker lacking hard drives</text:p>
              </text:list-item>
              <text:list-item>
                <text:p>charon: currently unused, beefy serv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 presentation:presentation-page-layout-name="AL2T1">
        <office:forms form:automatic-focus="false" form:apply-design-mode="false"/>
        <draw:frame presentation:style-name="pr1" draw:layer="layout" svg:width="25cm" svg:height="2.002cm" svg:x="2cm" svg:y="0cm" presentation:class="title">
          <draw:text-box>
            <text:p>Problem-Setting</text:p>
          </draw:text-box>
        </draw:frame>
        <draw:frame presentation:style-name="pr6" draw:layer="layout" svg:width="26.526cm" svg:height="17.557cm" svg:x="0.746cm" svg:y="3cm" presentation:class="outline">
          <draw:text-box>
            <text:list text:style-name="L3">
              <text:list-item>
                <text:p>Problem ideas for all rounds on wiki</text:p>
              </text:list-item>
              <text:list-item>
                <text:p>First round:</text:p>
                <text:list>
                  <text:list-item>
                    <text:p>Peter/Donald prepare from ideas on wiki</text:p>
                  </text:list-item>
                  <text:list-item>
                    <text:p>We check the paper</text:p>
                  </text:list-item>
                </text:list>
              </text:list-item>
              <text:list-item>
                <text:p>Second round:</text:p>
                <text:list>
                  <text:list-item>
                    <text:p>Peter arranges meeting to select problems from wiki</text:p>
                  </text:list-item>
                  <text:list-item>
                    <text:p>We prepare the questions, Peter does formatting</text:p>
                  </text:list-item>
                  <text:list-item>
                    <text:p>Peter arranges marking session</text:p>
                  </text:list-item>
                </text:list>
              </text:list-item>
              <text:list-item>
                <text:p>Third round and training camps:</text:p>
                <text:list>
                  <text:list-item>
                    <text:p>We prepare everything</text:p>
                  </text:list-item>
                  <text:list-item>
                    <text:p>Turn wiki ideas into problems and put into pool</text:p>
                  </text:list-item>
                  <text:list-item>
                    <text:p>One/two coaches select problems to be fleshed out</text:p>
                  </text:list-item>
                  <text:list-item>
                    <text:p>Mad rush to get as many check solutions</text:p>
                  </text:list-item>
                  <text:list-item>
                    <text:p>Send final draft to Peter for checking; for third round also send to Miche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 presentation:presentation-page-layout-name="AL2T1">
        <office:forms form:automatic-focus="false" form:apply-design-mode="false"/>
        <draw:frame presentation:style-name="pr7" draw:layer="layout" svg:width="25cm" svg:height="1.792cm" svg:x="2cm" svg:y="0.104cm" presentation:class="title" presentation:user-transformed="true">
          <draw:text-box>
            <text:p>R3 / Camp Problem-Setting Tips</text:p>
          </draw:text-box>
        </draw:frame>
        <draw:frame presentation:style-name="pr4" draw:layer="layout" svg:width="26.526cm" svg:height="17.306cm" svg:x="0.746cm" svg:y="3cm" presentation:class="outline">
          <draw:text-box>
            <text:list text:style-name="L3">
              <text:list-item>
                <text:p>Grouped cases</text:p>
                <text:list>
                  <text:list-item>
                    <text:p>Have more for problems where it's easy for a wrong solution to get correct answer (e.g. contain)</text:p>
                  </text:list-item>
                  <text:list-item>
                    <text:p>Not everything has to be grouped</text:p>
                  </text:list-item>
                </text:list>
              </text:list-item>
              <text:list-item>
                <text:p>Detailed feedback</text:p>
                <text:list>
                  <text:list-item>
                    <text:p>Some small, some large cases</text:p>
                  </text:list-item>
                  <text:list-item>
                    <text:p>Usually for problems where it's easy to go wrong</text:p>
                  </text:list-item>
                </text:list>
              </text:list-item>
              <text:list-item>
                <text:p>Variable marks</text:p>
                <text:list>
                  <text:list-item>
                    <text:p>Currently requires a hack in the evaluator</text:p>
                  </text:list-item>
                </text:list>
              </text:list-item>
              <text:list-item>
                <text:p>IOI 2009:</text:p>
                <text:list>
                  <text:list-item>
                    <text:p>Trivial problem: 20 cases of equal weighting</text:p>
                  </text:list-item>
                  <text:list-item>
                    <text:p>Others: lots of small cases worth 1 point each, followed by few groups of 2-4 large cases worth increasingly mor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 presentation:presentation-page-layout-name="AL3T19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System structure</text:p>
          </draw:text-box>
        </draw:frame>
        <draw:custom-shape draw:style-name="gr2" draw:text-style-name="P3" draw:id="id1" draw:layer="layout" svg:width="12.065cm" svg:height="4.445cm" svg:x="0cm" svg:y="9.525cm">
          <text:p text:style-name="P3">Comm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2.065cm" svg:y1="11.747cm" svg:x2="28.002cm" svg:y2="11.759cm" draw:start-shape="id1" draw:start-glue-point="1" svg:d="m12065 11747 15937 12">
          <text:p/>
        </draw:connector>
        <draw:frame draw:style-name="gr4" draw:text-style-name="P1" draw:layer="layout" svg:width="3.004cm" svg:height="0.962cm" svg:x="12.236cm" svg:y="10.468cm">
          <draw:text-box>
            <text:p text:style-name="P1">Server</text:p>
          </draw:text-box>
        </draw:frame>
        <draw:frame draw:style-name="gr5" draw:text-style-name="P1" draw:layer="layout" svg:width="3.11cm" svg:height="0.962cm" svg:x="12.13cm" svg:y="12.065cm">
          <draw:text-box>
            <text:p text:style-name="P1">Marker</text:p>
          </draw:text-box>
        </draw:frame>
        <draw:custom-shape draw:style-name="gr6" draw:text-style-name="P4" draw:id="id3" draw:layer="layout" svg:width="3.175cm" svg:height="1.905cm" svg:x="7.62cm" svg:y="11.43cm">
          <text:p text:style-name="P5">Perl</text:p>
          <text:p text:style-name="P5">libra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2" draw:layer="layout" svg:width="3.175cm" svg:height="1.905cm" svg:x="0.635cm" svg:y="11.43cm">
          <text:p text:style-name="P5">Config</text:p>
          <text:p text:style-name="P5">engine (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3.81cm" svg:y1="12.382cm" svg:x2="7.62cm" svg:y2="12.382cm" draw:start-shape="id2" draw:start-glue-point="1" draw:end-shape="id3" draw:end-glue-point="3" svg:d="m3810 12382h3810">
          <text:p text:style-name="P5">XS</text:p>
          <text:p text:style-name="P5"/>
        </draw:connector>
        <draw:custom-shape draw:style-name="gr8" draw:text-style-name="P5" draw:id="id4" draw:layer="layout" svg:width="3.81cm" svg:height="1.905cm" svg:x="8.89cm" svg:y="2.54cm">
          <text:p text:style-name="P5">Apache/</text:p>
          <text:p text:style-name="P5">FastCG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5" draw:layer="layout" svg:width="3.81cm" svg:height="1.905cm" svg:x="15.24cm" svg:y="5.715cm">
          <text:p text:style-name="P5">Perl</text:p>
          <text:p text:style-name="P5">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id="id6" draw:layer="layout" svg:width="3.81cm" svg:height="1.905cm" svg:x="22.86cm" svg:y="2.54cm">
          <text:p text:style-name="P5">b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8" draw:layer="layout" svg:width="3.81cm" svg:height="1.905cm" svg:x="15.24cm" svg:y="14.605cm">
          <text:p text:style-name="P5">Marker</text:p>
          <text:p text:style-name="P5">(Per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9" draw:layer="layout" svg:width="3.81cm" svg:height="1.905cm" svg:x="15.24cm" svg:y="18.415cm">
          <text:p text:style-name="P5">deadman</text:p>
          <text:p text:style-name="P5">(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0" draw:layer="layout" svg:width="3.81cm" svg:height="1.905cm" svg:x="21.59cm" svg:y="18.415cm">
          <text:p text:style-name="P5">sandtray</text:p>
          <text:p text:style-name="P5">(C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12" draw:layer="layout" svg:width="3.81cm" svg:height="1.905cm" svg:x="21.59cm" svg:y="14.605cm">
          <text:p text:style-name="P5">exec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7" draw:layer="layout" svg:width="3.81cm" svg:height="1.905cm" svg:x="15.24cm" svg:y="9.525cm">
          <text:p text:style-name="P5">smsd</text:p>
          <text:p text:style-name="P5">(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2.7cm" svg:y1="3.492cm" svg:x2="17.145cm" svg:y2="5.715cm" draw:start-shape="id4" draw:start-glue-point="1" draw:end-shape="id5" draw:end-glue-point="0" svg:d="m12700 3492h4445v2223">
          <text:p text:style-name="P5"/>
          <text:p text:style-name="P5"/>
          <text:p text:style-name="P5">CGI</text:p>
        </draw:connector>
        <draw:connector draw:style-name="gr9" draw:text-style-name="P5" draw:layer="layout" svg:x1="24.765cm" svg:y1="4.445cm" svg:x2="19.05cm" svg:y2="6.667cm" draw:start-shape="id6" draw:start-glue-point="2" draw:end-shape="id5" draw:end-glue-point="1" svg:d="m24765 4445v2222h-5715">
          <text:p text:style-name="P5"/>
          <text:p text:style-name="P5"/>
          <text:p text:style-name="P5">invoke</text:p>
        </draw:connector>
        <draw:connector draw:style-name="gr7" draw:text-style-name="P5" draw:layer="layout" svg:x1="17.145cm" svg:y1="7.62cm" svg:x2="17.145cm" svg:y2="9.525cm" draw:start-shape="id5" draw:start-glue-point="2" draw:end-shape="id7" draw:end-glue-point="0" svg:d="m17145 7620v1905">
          <text:p text:style-name="P5"><text:tab/> <text:s/>TCP</text:p>
        </draw:connector>
        <draw:connector draw:style-name="gr10" draw:text-style-name="P4" draw:layer="layout" svg:x1="15.24cm" svg:y1="6.667cm" svg:x2="9.207cm" svg:y2="11.43cm" draw:start-shape="id5" draw:start-glue-point="3" draw:end-shape="id3" draw:end-glue-point="0" svg:d="m15240 6667h-6033v4763">
          <text:p/>
        </draw:connector>
        <draw:connector draw:style-name="gr7" draw:text-style-name="P5" draw:layer="layout" svg:x1="17.145cm" svg:y1="11.43cm" svg:x2="17.145cm" svg:y2="14.605cm" draw:start-shape="id7" draw:start-glue-point="2" draw:end-shape="id8" draw:end-glue-point="0" svg:d="m17145 11430v3175">
          <text:p text:style-name="P5"><text:tab/> <text:s/>TCP</text:p>
        </draw:connector>
        <draw:connector draw:style-name="gr9" draw:text-style-name="P5" draw:layer="layout" svg:x1="17.145cm" svg:y1="16.51cm" svg:x2="17.145cm" svg:y2="18.415cm" draw:start-shape="id8" draw:start-glue-point="2" draw:end-shape="id9" draw:end-glue-point="0" svg:d="m17145 16510v1905">
          <text:p text:style-name="P5"><text:tab/><text:tab/>invoke</text:p>
        </draw:connector>
        <draw:connector draw:style-name="gr11" draw:text-style-name="P4" draw:layer="layout" svg:x1="15.24cm" svg:y1="15.557cm" svg:x2="9.207cm" svg:y2="13.335cm" draw:start-shape="id8" draw:start-glue-point="3" draw:end-shape="id3" draw:end-glue-point="2" svg:d="m15240 15557h-6033v-2222">
          <text:p/>
        </draw:connector>
        <draw:connector draw:style-name="gr9" draw:text-style-name="P5" draw:layer="layout" svg:x1="19.05cm" svg:y1="19.367cm" svg:x2="21.59cm" svg:y2="19.367cm" draw:start-shape="id9" draw:start-glue-point="1" draw:end-shape="id10" draw:end-glue-point="3" svg:d="m19050 19367h2540">
          <text:p text:style-name="P5">/proc</text:p>
          <text:p text:style-name="P5"/>
        </draw:connector>
        <draw:custom-shape draw:style-name="gr6" draw:text-style-name="P4" draw:id="id11" draw:layer="layout" svg:width="3.81cm" svg:height="1.905cm" svg:x="8.89cm" svg:y="18.415cm">
          <text:p text:style-name="P5">Java</text:p>
          <text:p text:style-name="P5">wra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2.7cm" svg:y1="19.367cm" svg:x2="15.24cm" svg:y2="19.367cm" draw:start-shape="id11" draw:start-glue-point="1" draw:end-shape="id9" draw:end-glue-point="3" svg:d="m12700 19367h2540">
          <text:p text:style-name="P5">pipes</text:p>
          <text:p text:style-name="P5"/>
        </draw:connector>
        <draw:connector draw:style-name="gr12" draw:text-style-name="P4" draw:layer="layout" draw:type="line" svg:x1="19.05cm" svg:y1="15.557cm" svg:x2="21.59cm" svg:y2="15.557cm" draw:start-shape="id8" draw:start-glue-point="1" draw:end-shape="id12" draw:end-glue-point="3" svg:d="m19050 15557h2540">
          <text:p/>
        </draw:connecto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Java wrapper</text:p>
          </draw:text-box>
        </draw:frame>
        <draw:g>
          <draw:custom-shape draw:style-name="gr2" draw:text-style-name="P6" draw:id="id13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13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6" draw:text-style-name="P9" draw:id="id15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4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14" draw:start-glue-point="1" draw:end-shape="id15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16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7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18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20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21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22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24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9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16" draw:start-glue-point="1" draw:end-shape="id17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18" draw:start-glue-point="2" draw:end-shape="id17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17" draw:start-glue-point="2" draw:end-shape="id19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17" draw:start-glue-point="3" draw:end-shape="id15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19" draw:start-glue-point="2" draw:end-shape="id20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20" draw:start-glue-point="2" draw:end-shape="id21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20" draw:start-glue-point="3" draw:end-shape="id15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21" draw:start-glue-point="1" draw:end-shape="id22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5" draw:text-style-name="P9" draw:id="id23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23" draw:start-glue-point="1" draw:end-shape="id21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20" draw:start-glue-point="1" draw:end-shape="id24" draw:end-glue-point="3" svg:d="m23516 10101h1272">
            <text:p/>
          </draw:connector>
        </draw:g>
        <draw:frame presentation:style-name="pr6" draw:text-style-name="P11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0">Adjusts for JVM startup</text:p>
              </text:list-item>
              <text:list-item>
                <text:p text:style-name="P10">Wrapper class</text:p>
                <text:list>
                  <text:list-item>
                    <text:p text:style-name="P10">Outputs startup time</text:p>
                  </text:list-item>
                  <text:list-item>
                    <text:p text:style-name="P10">Invokes main class</text:p>
                  </text:list-item>
                </text:list>
              </text:list-item>
              <text:list-item>
                <text:p text:style-name="P10">Uses reflection</text:p>
              </text:list-item>
              <text:list-item>
                <text:p text:style-name="P10">Uses JNI</text:p>
              </text:list-item>
              <text:list-item>
                <text:p text:style-name="P10">Outputs to FD 3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deadman</text:p>
          </draw:text-box>
        </draw:frame>
        <draw:frame presentation:style-name="pr4" draw:text-style-name="P13" draw:layer="layout" svg:width="12.944cm" svg:height="17.306cm" svg:x="0.746cm" svg:y="3cm" presentation:class="outline" presentation:user-transformed="true">
          <draw:text-box>
            <text:list text:style-name="L3">
              <text:list-item>
                <text:p text:style-name="P12">Enforces constraints</text:p>
              </text:list-item>
              <text:list-item>
                <text:p text:style-name="P12">Uses setrlimit</text:p>
                <text:list>
                  <text:list-item>
                    <text:p text:style-name="P12">rough time limit</text:p>
                  </text:list-item>
                  <text:list-item>
                    <text:p text:style-name="P12">memory+file limits</text:p>
                  </text:list-item>
                </text:list>
              </text:list-item>
              <text:list-item>
                <text:p text:style-name="P12">Uses javawrapper</text:p>
              </text:list-item>
              <text:list-item>
                <text:p text:style-name="P12">Uses sandtray</text:p>
              </text:list-item>
              <text:list-item>
                <text:p text:style-name="P12">Runs setuid (sudo) to avoid being killable</text:p>
                <text:list>
                  <text:list-item>
                    <text:p text:style-name="P12">is this still necessary?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id="id25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25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6" draw:text-style-name="P9" draw:id="id27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26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26" draw:start-glue-point="1" draw:end-shape="id27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28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29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30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32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draw:id="id33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34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36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31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28" draw:start-glue-point="1" draw:end-shape="id29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30" draw:start-glue-point="2" draw:end-shape="id29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29" draw:start-glue-point="2" draw:end-shape="id31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29" draw:start-glue-point="3" draw:end-shape="id27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31" draw:start-glue-point="2" draw:end-shape="id32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32" draw:start-glue-point="2" draw:end-shape="id33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32" draw:start-glue-point="3" draw:end-shape="id27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33" draw:start-glue-point="1" draw:end-shape="id34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35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35" draw:start-glue-point="1" draw:end-shape="id33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32" draw:start-glue-point="1" draw:end-shape="id36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sandtray</text:p>
          </draw:text-box>
        </draw:frame>
        <draw:frame presentation:style-name="pr4" draw:text-style-name="P13" draw:layer="layout" svg:width="12.944cm" svg:height="17.306cm" svg:x="0.746cm" svg:y="3cm" presentation:class="outline" presentation:user-transformed="true">
          <draw:text-box>
            <text:list text:style-name="L3">
              <text:list-item>
                <text:p text:style-name="P12">Linux Security Module</text:p>
              </text:list-item>
              <text:list-item>
                <text:p text:style-name="P12">Prevents</text:p>
                <text:list>
                  <text:list-item>
                    <text:p text:style-name="P12">networking</text:p>
                  </text:list-item>
                  <text:list-item>
                    <text:p text:style-name="P12">threading</text:p>
                  </text:list-item>
                  <text:list-item>
                    <text:p text:style-name="P12">mucking with processes</text:p>
                  </text:list-item>
                  <text:list-item>
                    <text:p text:style-name="P12">file <text:span text:style-name="T2">write</text:span> access</text:p>
                  </text:list-item>
                </text:list>
              </text:list-item>
              <text:list-item>
                <text:p text:style-name="P12">deadman passes per-language exceptions</text:p>
              </text:list-item>
              <text:list-item>
                <text:p text:style-name="P12">Sun<text:span text:style-name="T3">™</text:span> are crazy</text:p>
              </text:list-item>
            </text:list>
          </draw:text-box>
        </draw:frame>
        <draw:g>
          <draw:custom-shape draw:style-name="gr2" draw:text-style-name="P6" draw:id="id37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37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6" draw:text-style-name="P9" draw:id="id39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38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38" draw:start-glue-point="1" draw:end-shape="id39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40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41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42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44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45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draw:id="id46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48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43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40" draw:start-glue-point="1" draw:end-shape="id41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42" draw:start-glue-point="2" draw:end-shape="id41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41" draw:start-glue-point="2" draw:end-shape="id43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41" draw:start-glue-point="3" draw:end-shape="id39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43" draw:start-glue-point="2" draw:end-shape="id44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44" draw:start-glue-point="2" draw:end-shape="id45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44" draw:start-glue-point="3" draw:end-shape="id39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45" draw:start-glue-point="1" draw:end-shape="id46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47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47" draw:start-glue-point="1" draw:end-shape="id45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44" draw:start-glue-point="1" draw:end-shape="id48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exectime</text:p>
          </draw:text-box>
        </draw:frame>
        <draw:frame presentation:style-name="pr6" draw:text-style-name="P11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0"><text:span text:style-name="T4">exectime()</text:span> function call for user programs</text:p>
              </text:list-item>
              <text:list-item>
                <text:p text:style-name="P10">bits for each language</text:p>
              </text:list-item>
              <text:list-item>
                <text:p text:style-name="P10">separate from the rest of the system</text:p>
                <text:list>
                  <text:list-item>
                    <text:p text:style-name="P10">configured by compiler and interpreter flags in each contest tre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id="id49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49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6" draw:text-style-name="P9" draw:id="id51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50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50" draw:start-glue-point="1" draw:end-shape="id51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52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53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54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56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57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58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draw:id="id60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55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52" draw:start-glue-point="1" draw:end-shape="id53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54" draw:start-glue-point="2" draw:end-shape="id53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53" draw:start-glue-point="2" draw:end-shape="id55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53" draw:start-glue-point="3" draw:end-shape="id51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55" draw:start-glue-point="2" draw:end-shape="id56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56" draw:start-glue-point="2" draw:end-shape="id57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56" draw:start-glue-point="3" draw:end-shape="id51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57" draw:start-glue-point="1" draw:end-shape="id58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59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59" draw:start-glue-point="1" draw:end-shape="id57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56" draw:start-glue-point="1" draw:end-shape="id60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marker</text:p>
          </draw:text-box>
        </draw:frame>
        <draw:frame presentation:style-name="pr6" draw:text-style-name="P14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2">Obtains jobs from smsd</text:p>
                <text:list>
                  <text:list-item>
                    <text:p text:style-name="P12">compile</text:p>
                  </text:list-item>
                  <text:list-item>
                    <text:p text:style-name="P12">run</text:p>
                  </text:list-item>
                  <text:list-item>
                    <text:p text:style-name="P12">evaluate</text:p>
                  </text:list-item>
                </text:list>
              </text:list-item>
              <text:list-item>
                <text:p text:style-name="P12">Processes in a loop</text:p>
              </text:list-item>
              <text:list-item>
                <text:p text:style-name="P12">Perl libraries</text:p>
                <text:list>
                  <text:list-item>
                    <text:p text:style-name="P12">generic utilities</text:p>
                  </text:list-item>
                  <text:list-item>
                    <text:p text:style-name="P12">smsd interface routines</text:p>
                  </text:list-item>
                  <text:list-item>
                    <text:p text:style-name="P12">compiler classes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id="id61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61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6" draw:text-style-name="P9" draw:id="id63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62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62" draw:start-glue-point="1" draw:end-shape="id63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64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65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66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draw:id="id68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69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70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72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67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64" draw:start-glue-point="1" draw:end-shape="id65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66" draw:start-glue-point="2" draw:end-shape="id65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65" draw:start-glue-point="2" draw:end-shape="id67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65" draw:start-glue-point="3" draw:end-shape="id63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67" draw:start-glue-point="2" draw:end-shape="id68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68" draw:start-glue-point="2" draw:end-shape="id69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68" draw:start-glue-point="3" draw:end-shape="id63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69" draw:start-glue-point="1" draw:end-shape="id70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71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71" draw:start-glue-point="1" draw:end-shape="id69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68" draw:start-glue-point="1" draw:end-shape="id72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smsd</text:p>
          </draw:text-box>
        </draw:frame>
        <draw:frame presentation:style-name="pr6" draw:text-style-name="P13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">One thread per connection</text:p>
              </text:list-item>
              <text:list-item>
                <text:p text:style-name="P1">Lock manager</text:p>
                <text:list>
                  <text:list-item>
                    <text:p text:style-name="P1">named R/W locks</text:p>
                  </text:list-item>
                  <text:list-item>
                    <text:p text:style-name="P1">flock semantics!</text:p>
                  </text:list-item>
                  <text:list-item>
                    <text:p text:style-name="P1">uses pthread_rwlock</text:p>
                  </text:list-item>
                </text:list>
              </text:list-item>
              <text:list-item>
                <text:p text:style-name="P1">Queue manager</text:p>
                <text:list>
                  <text:list-item>
                    <text:p text:style-name="P1">Server loads on groups</text:p>
                  </text:list-item>
                  <text:list-item>
                    <text:p text:style-name="P1">Markers process jobs</text:p>
                  </text:list-item>
                  <text:list-item>
                    <text:p text:style-name="P1">Server asks for a result from a group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id="id73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73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6" draw:text-style-name="P9" draw:id="id75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74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74" draw:start-glue-point="1" draw:end-shape="id75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76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77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78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80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81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82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84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draw:id="id79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76" draw:start-glue-point="1" draw:end-shape="id77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78" draw:start-glue-point="2" draw:end-shape="id77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77" draw:start-glue-point="2" draw:end-shape="id79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77" draw:start-glue-point="3" draw:end-shape="id75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79" draw:start-glue-point="2" draw:end-shape="id80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80" draw:start-glue-point="2" draw:end-shape="id81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80" draw:start-glue-point="3" draw:end-shape="id75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81" draw:start-glue-point="1" draw:end-shape="id82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83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83" draw:start-glue-point="1" draw:end-shape="id81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80" draw:start-glue-point="1" draw:end-shape="id84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Configuration engine</text:p>
          </draw:text-box>
        </draw:frame>
        <draw:frame presentation:style-name="pr6" draw:text-style-name="P13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">Processes configuration files</text:p>
              </text:list-item>
              <text:list-item>
                <text:p text:style-name="P1">Handles queries for configuration and permission settings</text:p>
              </text:list-item>
              <text:list-item>
                <text:p text:style-name="P1">Written as Perl extension (XS) for speed</text:p>
                <text:list>
                  <text:list-item>
                    <text:p text:style-name="P1">caching doesn’t work because time-sensitiv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id="id85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85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6" draw:text-style-name="P9" draw:id="id87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draw:id="id86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86" draw:start-glue-point="1" draw:end-shape="id87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88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89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90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92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93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94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96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91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88" draw:start-glue-point="1" draw:end-shape="id89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90" draw:start-glue-point="2" draw:end-shape="id89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89" draw:start-glue-point="2" draw:end-shape="id91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89" draw:start-glue-point="3" draw:end-shape="id87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91" draw:start-glue-point="2" draw:end-shape="id92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92" draw:start-glue-point="2" draw:end-shape="id93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92" draw:start-glue-point="3" draw:end-shape="id87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93" draw:start-glue-point="1" draw:end-shape="id94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95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95" draw:start-glue-point="1" draw:end-shape="id93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92" draw:start-glue-point="1" draw:end-shape="id96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Perl libraries: backend</text:p>
          </draw:text-box>
        </draw:frame>
        <draw:frame presentation:style-name="pr4" draw:text-style-name="P14" draw:layer="layout" svg:width="12.944cm" svg:height="17.306cm" svg:x="0.746cm" svg:y="3cm" presentation:class="outline" presentation:user-transformed="true">
          <draw:text-box>
            <text:list text:style-name="L3">
              <text:list-item>
                <text:p text:style-name="P12">Backend: holds state</text:p>
                <text:list>
                  <text:list-item>
                    <text:p text:style-name="P12"><text:span text:style-name="T4">user</text:span>: user doing</text:p>
                  </text:list-item>
                  <text:list-item>
                    <text:p text:style-name="P12"><text:span text:style-name="T4">for</text:span>: target user</text:p>
                  </text:list-item>
                  <text:list-item>
                    <text:p text:style-name="P12"><text:span text:style-name="T4">problem</text:span></text:p>
                  </text:list-item>
                  <text:list-item>
                    <text:p text:style-name="P12">misc configuration</text:p>
                  </text:list-item>
                </text:list>
              </text:list-item>
              <text:list-item>
                <text:p text:style-name="P12">Methods to query state</text:p>
              </text:list-item>
              <text:list-item>
                <text:p text:style-name="P12">Other modules pass backends around</text:p>
              </text:list-item>
            </text:list>
          </draw:text-box>
        </draw:frame>
        <draw:g>
          <draw:custom-shape draw:style-name="gr2" draw:text-style-name="P6" draw:id="id97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97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15" draw:text-style-name="P9" draw:id="id99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98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98" draw:start-glue-point="1" draw:end-shape="id99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100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01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102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04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05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06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08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03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100" draw:start-glue-point="1" draw:end-shape="id101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102" draw:start-glue-point="2" draw:end-shape="id101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101" draw:start-glue-point="2" draw:end-shape="id103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101" draw:start-glue-point="3" draw:end-shape="id99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103" draw:start-glue-point="2" draw:end-shape="id104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104" draw:start-glue-point="2" draw:end-shape="id105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104" draw:start-glue-point="3" draw:end-shape="id99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105" draw:start-glue-point="1" draw:end-shape="id106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107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107" draw:start-glue-point="1" draw:end-shape="id105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104" draw:start-glue-point="1" draw:end-shape="id108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Perl libraries: frontend</text:p>
          </draw:text-box>
        </draw:frame>
        <draw:frame presentation:style-name="pr6" draw:text-style-name="P11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0">Frontend: subclass of backend</text:p>
              </text:list-item>
              <text:list-item>
                <text:p text:style-name="P10">Used only for web</text:p>
              </text:list-item>
              <text:list-item>
                <text:p text:style-name="P10">Handles</text:p>
                <text:list>
                  <text:list-item>
                    <text:p text:style-name="P10">headers, footers</text:p>
                  </text:list-item>
                  <text:list-item>
                    <text:p text:style-name="P10">dispatch</text:p>
                  </text:list-item>
                  <text:list-item>
                    <text:p text:style-name="P10">authentication</text:p>
                  </text:list-item>
                </text:list>
              </text:list-item>
              <text:list-item>
                <text:p text:style-name="P10">Further subclassed</text:p>
              </text:list-item>
            </text:list>
          </draw:text-box>
        </draw:frame>
        <draw:g>
          <draw:custom-shape draw:style-name="gr2" draw:text-style-name="P6" draw:id="id109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109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15" draw:text-style-name="P9" draw:id="id111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10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110" draw:start-glue-point="1" draw:end-shape="id111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112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13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114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16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17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18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20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15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112" draw:start-glue-point="1" draw:end-shape="id113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114" draw:start-glue-point="2" draw:end-shape="id113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113" draw:start-glue-point="2" draw:end-shape="id115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113" draw:start-glue-point="3" draw:end-shape="id111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115" draw:start-glue-point="2" draw:end-shape="id116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116" draw:start-glue-point="2" draw:end-shape="id117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116" draw:start-glue-point="3" draw:end-shape="id111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117" draw:start-glue-point="1" draw:end-shape="id118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119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119" draw:start-glue-point="1" draw:end-shape="id117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116" draw:start-glue-point="1" draw:end-shape="id120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Perl libraries: compilers</text:p>
          </draw:text-box>
        </draw:frame>
        <draw:frame presentation:style-name="pr6" draw:text-style-name="P13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">Compilers object</text:p>
                <text:list>
                  <text:list-item>
                    <text:p text:style-name="P1">abstracts details of compilers by containment</text:p>
                  </text:list-item>
                </text:list>
              </text:list-item>
              <text:list-item>
                <text:p text:style-name="P1">One class per compiler</text:p>
                <text:list>
                  <text:list-item>
                    <text:p text:style-name="P1">extensions</text:p>
                  </text:list-item>
                  <text:list-item>
                    <text:p text:style-name="P1">default flags</text:p>
                  </text:list-item>
                  <text:list-item>
                    <text:p text:style-name="P1">default compiler</text:p>
                  </text:list-item>
                  <text:list-item>
                    <text:p text:style-name="P1">deadman options</text:p>
                  </text:list-item>
                </text:list>
              </text:list-item>
              <text:list-item>
                <text:p text:style-name="P1">Used by server and marker</text:p>
              </text:list-item>
            </text:list>
          </draw:text-box>
        </draw:frame>
        <draw:g>
          <draw:custom-shape draw:style-name="gr2" draw:text-style-name="P6" draw:id="id121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121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15" draw:text-style-name="P9" draw:id="id123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22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122" draw:start-glue-point="1" draw:end-shape="id123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124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25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126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28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29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30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32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27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124" draw:start-glue-point="1" draw:end-shape="id125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126" draw:start-glue-point="2" draw:end-shape="id125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125" draw:start-glue-point="2" draw:end-shape="id127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125" draw:start-glue-point="3" draw:end-shape="id123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127" draw:start-glue-point="2" draw:end-shape="id128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128" draw:start-glue-point="2" draw:end-shape="id129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128" draw:start-glue-point="3" draw:end-shape="id123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129" draw:start-glue-point="1" draw:end-shape="id130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131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131" draw:start-glue-point="1" draw:end-shape="id129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128" draw:start-glue-point="1" draw:end-shape="id132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Cubes_5f_1x" presentation:presentation-page-layout-name="AL4T4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Server-side perl scripts</text:p>
          </draw:text-box>
        </draw:frame>
        <draw:frame presentation:style-name="pr6" draw:text-style-name="P13" draw:layer="layout" svg:width="12.944cm" svg:height="17.557cm" svg:x="0.746cm" svg:y="3cm" presentation:class="outline" presentation:user-transformed="true">
          <draw:text-box>
            <text:list text:style-name="L3">
              <text:list-item>
                <text:p text:style-name="P1">scripts/global</text:p>
                <text:list>
                  <text:list-item>
                    <text:p text:style-name="P1">marks everything</text:p>
                  </text:list-item>
                </text:list>
              </text:list-item>
              <text:list-item>
                <text:p text:style-name="P1">scripts/clean</text:p>
                <text:list>
                  <text:list-item>
                    <text:p text:style-name="P1">invalidates cache</text:p>
                  </text:list-item>
                </text:list>
              </text:list-item>
              <text:list-item>
                <text:p text:style-name="P1">scripts/purge</text:p>
                <text:list>
                  <text:list-item>
                    <text:p text:style-name="P1">removes output</text:p>
                  </text:list-item>
                </text:list>
              </text:list-item>
              <text:list-item>
                <text:p text:style-name="P1">scripts/reset</text:p>
                <text:list>
                  <text:list-item>
                    <text:p text:style-name="P1">tidies up permissions</text:p>
                  </text:list-item>
                </text:list>
              </text:list-item>
              <text:list-item>
                <text:p text:style-name="P1">cgi/index.cgi</text:p>
                <text:list>
                  <text:list-item>
                    <text:p text:style-name="P1">plain-CGI wrapper</text:p>
                  </text:list-item>
                </text:list>
              </text:list-item>
              <text:list-item>
                <text:p text:style-name="P1">cgi/index.fcg</text:p>
                <text:list>
                  <text:list-item>
                    <text:p text:style-name="P1">fast-CGI wrapper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id="id133" draw:layer="layout" svg:width="6.045cm" svg:height="2.227cm" svg:x="13.97cm" svg:y="7.079cm">
            <text:p text:style-name="P3"><text:span text:style-name="T1">Common</text:span>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draw:type="line" svg:x1="20.015cm" svg:y1="8.192cm" svg:x2="28.002cm" svg:y2="8.198cm" draw:start-shape="id133" draw:start-glue-point="1" svg:d="m20015 8192 7987 6">
            <text:p/>
          </draw:connector>
          <draw:frame draw:style-name="gr13" draw:text-style-name="P8" draw:layer="layout" svg:width="1.504cm" svg:height="0.607cm" svg:x="20.102cm" svg:y="7.551cm">
            <draw:text-box>
              <text:p text:style-name="P1"><text:span text:style-name="T1">Server</text:span></text:p>
            </draw:text-box>
          </draw:frame>
          <draw:frame draw:style-name="gr14" draw:text-style-name="P8" draw:layer="layout" svg:width="1.557cm" svg:height="0.607cm" svg:x="20.049cm" svg:y="8.351cm">
            <draw:text-box>
              <text:p text:style-name="P1"><text:span text:style-name="T1">Marker</text:span></text:p>
            </draw:text-box>
          </draw:frame>
          <draw:custom-shape draw:style-name="gr16" draw:text-style-name="P9" draw:id="id135" draw:layer="layout" svg:width="1.591cm" svg:height="0.953cm" svg:x="17.788cm" svg:y="8.034cm">
            <text:p text:style-name="P5"><text:span text:style-name="T1">Perl</text:span></text:p>
            <text:p text:style-name="P5"><text:span text:style-name="T1">librari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34" draw:layer="layout" svg:width="1.591cm" svg:height="0.953cm" svg:x="14.289cm" svg:y="8.034cm">
            <text:p text:style-name="P5"><text:span text:style-name="T1">Config</text:span></text:p>
            <text:p text:style-name="P5"><text:span text:style-name="T1">engine 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15.88cm" svg:y1="8.51cm" svg:x2="17.788cm" svg:y2="8.51cm" draw:start-shape="id134" draw:start-glue-point="1" draw:end-shape="id135" draw:end-glue-point="3" svg:d="m15880 8510h1908">
            <text:p text:style-name="P5"><text:span text:style-name="T1">XS</text:span></text:p>
            <text:p text:style-name="P5"><text:span text:style-name="T1"/></text:p>
          </draw:connector>
          <draw:custom-shape draw:style-name="gr8" draw:text-style-name="P9" draw:id="id136" draw:layer="layout" svg:width="1.91cm" svg:height="0.955cm" svg:x="18.424cm" svg:y="3.578cm">
            <text:p text:style-name="P5"><text:span text:style-name="T1">Apache/</text:span></text:p>
            <text:p text:style-name="P5"><text:span text:style-name="T1">FastCG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draw:id="id137" draw:layer="layout" svg:width="1.91cm" svg:height="0.955cm" svg:x="21.606cm" svg:y="5.169cm">
            <text:p text:style-name="P5"><text:span text:style-name="T1">Perl</text:span></text:p>
            <text:p text:style-name="P5"><text:span text:style-name="T1">scri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138" draw:layer="layout" svg:width="1.908cm" svg:height="0.955cm" svg:x="25.426cm" svg:y="3.578cm">
            <text:p text:style-name="P5"><text:span text:style-name="T1">b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40" draw:layer="layout" svg:width="1.91cm" svg:height="0.953cm" svg:x="21.606cm" svg:y="9.625cm">
            <text:p text:style-name="P5"><text:span text:style-name="T1">Marker</text:span></text:p>
            <text:p text:style-name="P5"><text:span text:style-name="T1">(Per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41" draw:layer="layout" svg:width="1.91cm" svg:height="0.955cm" svg:x="21.606cm" svg:y="11.533cm">
            <text:p text:style-name="P5"><text:span text:style-name="T1">deadman</text:span></text:p>
            <text:p text:style-name="P5"><text:span text:style-name="T1">(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42" draw:layer="layout" svg:width="1.91cm" svg:height="0.955cm" svg:x="24.788cm" svg:y="11.533cm">
            <text:p text:style-name="P5"><text:span text:style-name="T1">sandtray</text:span></text:p>
            <text:p text:style-name="P5"><text:span text:style-name="T1">(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44" draw:layer="layout" svg:width="1.91cm" svg:height="0.953cm" svg:x="24.788cm" svg:y="9.625cm">
            <text:p text:style-name="P5"><text:span text:style-name="T1">exec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id="id139" draw:layer="layout" svg:width="1.91cm" svg:height="0.955cm" svg:x="21.606cm" svg:y="7.079cm">
            <text:p text:style-name="P5"><text:span text:style-name="T1">smsd</text:span></text:p>
            <text:p text:style-name="P5"><text:span text:style-name="T1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svg:x1="20.334cm" svg:y1="4.055cm" svg:x2="22.561cm" svg:y2="5.169cm" draw:start-shape="id136" draw:start-glue-point="1" draw:end-shape="id137" draw:end-glue-point="0" svg:d="m20334 4055h2227v1114">
            <text:p text:style-name="P5"><text:span text:style-name="T1"/></text:p>
            <text:p text:style-name="P5"><text:span text:style-name="T1"/></text:p>
            <text:p text:style-name="P5"><text:span text:style-name="T1">CGI</text:span></text:p>
          </draw:connector>
          <draw:connector draw:style-name="gr9" draw:text-style-name="P9" draw:layer="layout" svg:x1="26.38cm" svg:y1="4.533cm" svg:x2="23.516cm" svg:y2="5.646cm" draw:start-shape="id138" draw:start-glue-point="2" draw:end-shape="id137" draw:end-glue-point="1" svg:d="m26380 4533v1113h-2864">
            <text:p text:style-name="P5"><text:span text:style-name="T1"/></text:p>
            <text:p text:style-name="P5"><text:span text:style-name="T1"/></text:p>
            <text:p text:style-name="P5"><text:span text:style-name="T1">invoke</text:span></text:p>
          </draw:connector>
          <draw:connector draw:style-name="gr7" draw:text-style-name="P9" draw:layer="layout" svg:x1="22.561cm" svg:y1="6.124cm" svg:x2="22.561cm" svg:y2="7.079cm" draw:start-shape="id137" draw:start-glue-point="2" draw:end-shape="id139" draw:end-glue-point="0" svg:d="m22561 6124v955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10" draw:text-style-name="P7" draw:layer="layout" svg:x1="21.606cm" svg:y1="5.646cm" svg:x2="18.583cm" svg:y2="8.034cm" draw:start-shape="id137" draw:start-glue-point="3" draw:end-shape="id135" draw:end-glue-point="0" svg:d="m21606 5646h-3023v2388">
            <text:p/>
          </draw:connector>
          <draw:connector draw:style-name="gr7" draw:text-style-name="P9" draw:layer="layout" svg:x1="22.561cm" svg:y1="8.034cm" svg:x2="22.561cm" svg:y2="9.625cm" draw:start-shape="id139" draw:start-glue-point="2" draw:end-shape="id140" draw:end-glue-point="0" svg:d="m22561 8034v1591">
            <text:p text:style-name="P5"><text:span text:style-name="T1"><text:tab/></text:span><text:span text:style-name="T1"> <text:s/></text:span><text:span text:style-name="T1">TCP</text:span></text:p>
          </draw:connector>
          <draw:connector draw:style-name="gr9" draw:text-style-name="P9" draw:layer="layout" svg:x1="22.561cm" svg:y1="10.578cm" svg:x2="22.561cm" svg:y2="11.533cm" draw:start-shape="id140" draw:start-glue-point="2" draw:end-shape="id141" draw:end-glue-point="0" svg:d="m22561 10578v955">
            <text:p text:style-name="P5"><text:span text:style-name="T1"><text:tab/></text:span><text:span text:style-name="T1"><text:tab/></text:span><text:span text:style-name="T1">invoke</text:span></text:p>
          </draw:connector>
          <draw:connector draw:style-name="gr11" draw:text-style-name="P7" draw:layer="layout" svg:x1="21.606cm" svg:y1="10.101cm" svg:x2="18.583cm" svg:y2="8.987cm" draw:start-shape="id140" draw:start-glue-point="3" draw:end-shape="id135" draw:end-glue-point="2" svg:d="m21606 10101h-3023v-1114">
            <text:p/>
          </draw:connector>
          <draw:connector draw:style-name="gr9" draw:text-style-name="P9" draw:layer="layout" svg:x1="23.516cm" svg:y1="12.01cm" svg:x2="24.788cm" svg:y2="12.01cm" draw:start-shape="id141" draw:start-glue-point="1" draw:end-shape="id142" draw:end-glue-point="3" svg:d="m23516 12010h1272">
            <text:p text:style-name="P5"><text:span text:style-name="T1">/proc</text:span></text:p>
            <text:p text:style-name="P5"><text:span text:style-name="T1"/></text:p>
          </draw:connector>
          <draw:custom-shape draw:style-name="gr16" draw:text-style-name="P9" draw:id="id143" draw:layer="layout" svg:width="1.91cm" svg:height="0.955cm" svg:x="18.424cm" svg:y="11.533cm">
            <text:p text:style-name="P5"><text:span text:style-name="T1">Java</text:span></text:p>
            <text:p text:style-name="P5"><text:span text:style-name="T1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20.334cm" svg:y1="12.01cm" svg:x2="21.606cm" svg:y2="12.01cm" draw:start-shape="id143" draw:start-glue-point="1" draw:end-shape="id141" draw:end-glue-point="3" svg:d="m20334 12010h1272">
            <text:p text:style-name="P5"><text:span text:style-name="T1">pipes</text:span></text:p>
            <text:p text:style-name="P5"><text:span text:style-name="T1"/></text:p>
          </draw:connector>
          <draw:connector draw:style-name="gr12" draw:text-style-name="P7" draw:layer="layout" draw:type="line" svg:x1="23.516cm" svg:y1="10.101cm" svg:x2="24.788cm" svg:y2="10.101cm" draw:start-shape="id140" draw:start-glue-point="1" draw:end-shape="id144" draw:end-glue-point="3" svg:d="m23516 10101h1272">
            <text:p/>
          </draw:connector>
        </draw:g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Cubes_5f_1x" presentation:presentation-page-layout-name="AL2T1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Source directory layout</text:p>
          </draw:text-box>
        </draw:frame>
        <draw:frame presentation:style-name="pr6" draw:text-style-name="P13" draw:layer="layout" svg:width="26.526cm" svg:height="17.557cm" svg:x="0.746cm" svg:y="3cm" presentation:class="outline" presentation:user-transformed="true">
          <draw:text-box>
            <text:list text:style-name="L3">
              <text:list-item>
                <text:p text:style-name="P1">scripts/lib/: Perl library code</text:p>
              </text:list-item>
              <text:list-item>
                <text:p text:style-name="P1">scripts/wrappers/: deadman, java wrapper</text:p>
              </text:list-item>
              <text:list-item>
                <text:p text:style-name="P1">scripts-server/: server-side scripts</text:p>
              </text:list-item>
              <text:list-item>
                <text:p text:style-name="P1">scripts-client/: marker (sms-client)</text:p>
              </text:list-item>
              <text:list-item>
                <text:p text:style-name="P1">exectime/, sandtray/, smsd/, doc/: what they say</text:p>
              </text:list-item>
              <text:list-item>
                <text:p text:style-name="P1">texmf/: LaTeX stylesheet</text:p>
              </text:list-item>
              <text:list-item>
                <text:p text:style-name="P1">SMS-Config-XS/: configuration engine</text:p>
              </text:list-item>
              <text:list-item>
                <text:p text:style-name="P1">cgi/: thin wrappers for the web interface</text:p>
              </text:list-item>
              <text:list-item>
                <text:p text:style-name="P1">defaults/: templates for new contests/problems</text:p>
              </text:list-item>
              <text:list-item>
                <text:p text:style-name="P1">misc/: problem template generator, button script</text:p>
              </text:list-item>
              <text:list-item>
                <text:p text:style-name="P1">tests/: user submissions that do evil thing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Cubes_5f_1x" presentation:presentation-page-layout-name="AL2T1">
        <office:forms form:automatic-focus="false" form:apply-design-mode="false"/>
        <draw:frame presentation:style-name="pr1" draw:text-style-name="P1" draw:layer="layout" svg:width="25cm" svg:height="2.002cm" svg:x="2cm" svg:y="0cm" presentation:class="title">
          <draw:text-box>
            <text:p text:style-name="P1">Possible ideas</text:p>
          </draw:text-box>
        </draw:frame>
        <draw:frame presentation:style-name="pr6" draw:text-style-name="P15" draw:layer="layout" svg:width="26.526cm" svg:height="17.617cm" svg:x="0.746cm" svg:y="3cm" presentation:class="outline" presentation:user-transformed="true">
          <draw:text-box>
            <text:list text:style-name="L3">
              <text:list-item>
                <text:p text:style-name="P1"><text:span text:style-name="T5">Add a new compiler</text:span></text:p>
              </text:list-item>
              <text:list-item>
                <text:p text:style-name="P1"><text:span text:style-name="T5">Put resource limits on evaluation</text:span></text:p>
              </text:list-item>
              <text:list-item>
                <text:p text:style-name="P1"><text:span text:style-name="T6">Automatic check that model answer gets 100%</text:span></text:p>
              </text:list-item>
              <text:list-item>
                <text:p text:style-name="P1"><text:span text:style-name="T6">Automatic “linking” of model solution</text:span></text:p>
              </text:list-item>
              <text:list-item>
                <text:p text:style-name="P1"><text:span text:style-name="T6">Add format checker for data problems</text:span></text:p>
              </text:list-item>
              <text:list-item>
                <text:p text:style-name="P1"><text:span text:style-name="T6">Add SSL to the smsd protocol</text:span></text:p>
              </text:list-item>
              <text:list-item>
                <text:p text:style-name="P1"><text:span text:style-name="T6">Test networked marking and scalability</text:span></text:p>
              </text:list-item>
              <text:list-item>
                <text:p text:style-name="P1"><text:span text:style-name="T6">Add a logger for the smsd queue; then pretty graphs</text:span></text:p>
              </text:list-item>
              <text:list-item>
                <text:p text:style-name="P1"><text:span text:style-name="T6">Variable marks per test case</text:span></text:p>
              </text:list-item>
              <text:list-item>
                <text:p text:style-name="P1"><text:span text:style-name="T6">Flexible description of test data: tag df, points per case</text:span></text:p>
              </text:list-item>
              <text:list-item>
                <text:p text:style-name="P1"><text:span text:style-name="T6">Eliminate PHP wrapping from template generator</text:span></text:p>
              </text:list-item>
              <text:list-item>
                <text:p text:style-name="P1"><text:span text:style-name="T6">Contest tree manager: create tree, move problem, etc.</text:span></text:p>
              </text:list-item>
              <text:list-item>
                <text:p text:style-name="P1"><text:span text:style-name="T6">Automatic queueing of submissions</text:span></text:p>
              </text:list-item>
              <text:list-item>
                <text:p text:style-name="P1"><text:span text:style-name="T6">Automatic pop off queue on resubmission</text:span></text:p>
              </text:list-item>
              <text:list-item>
                <text:p text:style-name="P1"><text:span text:style-name="T6">Anything else in TODO / trac</text:span></text:p>
              </text:list-item>
              <text:list-item>
                <text:p text:style-name="P1"><text:span text:style-name="T7">Anything else you can think of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Cubes_5f_1x" presentation:presentation-page-layout-name="AL2T1">
        <office:forms form:automatic-focus="false" form:apply-design-mode="false"/>
        <draw:frame presentation:style-name="pr7" draw:layer="layout" svg:width="25cm" svg:height="1.792cm" svg:x="2cm" svg:y="0.104cm" presentation:class="title">
          <draw:text-box>
            <text:p>SMS Hacking</text:p>
          </draw:text-box>
        </draw:frame>
        <draw:frame presentation:style-name="pr4" draw:layer="layout" svg:width="26.526cm" svg:height="17.306cm" svg:x="0.746cm" svg:y="3cm" presentation:class="outline">
          <draw:text-box>
            <text:list text:style-name="L3">
              <text:list-item>
                <text:p>svn co <text:a xlink:href="https://olympiad.cs.uct.ac.za/sms/trunk">https://olympiad.cs.uct.ac.za/sms/trunk</text:a> sms_dev</text:p>
              </text:list-item>
              <text:list-item>
                <text:p>Password will be placed in ~/svn-password on olympiad</text:p>
              </text:list-item>
              <text:list-item>
                <text:p>~/public_html/ → <text:a xlink:href="http://olympiad.cs.uct.ac.za/~username/">http://olympiad.cs.uct.ac.za/~username/</text:a></text:p>
              </text:list-item>
              <text:list-item>
                <text:p>Run ~marco/gosms.sh from within sms_dev/ to compile and setup a default contest tree</text:p>
              </text:list-item>
              <text:list-item>
                <text:p>There might be other things...I can't remember, but we'll rediscover them together :P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ottom" style:family="graphic">
      <style:graphic-properties draw:stroke="none" draw:fill-color="#99ccff" draw:fill-image-width="0cm" draw:fill-image-height="0cm" draw:textarea-horizontal-align="center" draw:textarea-vertical-align="middle"/>
      <style:paragraph-properties fo:text-align="start"/>
      <style:text-properties fo:color="#ffffff" fo:font-family="'ＭＳ ゴシック'" style:font-style-name="標準" style:font-family-generic="modern" style:font-pitch="fixed" fo:font-size="11pt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cccc99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2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3" style:family="presentation" style:parent-style-name="Cubes_5f_1x-title">
      <style:graphic-properties draw:stroke="none" draw:fill="none" draw:fill-color="#ffffff" draw:auto-grow-height="false" fo:min-height="3.507cm"/>
    </style:style>
    <style:style style:name="Mpr4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5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6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ubes_5f_1x" style:display-name="Cubes_1x" style:page-layout-name="PM1" draw:style-name="Mdp1">
      <draw:polygon presentation:style-name="Mpr1" draw:text-style-name="MP3" draw:layer="backgroundobjects" svg:width="2.499cm" svg:height="2.499cm" svg:x="25.499cm" svg:y="18.499cm" svg:viewBox="0 0 2500 2500" draw:points="0,2499 2499,0 2500,2500">
        <text:p/>
      </draw:polygon>
      <draw:rect presentation:style-name="Mpr2" draw:text-style-name="MP3" draw:layer="backgroundobjects" svg:width="27.999cm" svg:height="1.976cm" svg:x="0cm" svg:y="0cm">
        <text:p/>
      </draw:rect>
      <draw:frame presentation:style-name="Mpr3" draw:text-style-name="MP5" draw:layer="backgroundobjects" svg:width="25cm" svg:height="2.001cm" svg:x="2cm" svg:y="0cm" presentation:class="title">
        <draw:text-box draw:corner-radius="0.001cm">
          <text:p text:style-name="MP4">Click to edit the title text format</text:p>
        </draw:text-box>
      </draw:frame>
      <draw:frame presentation:style-name="Mpr4" draw:text-style-name="MP6" draw:layer="backgroundobjects" svg:width="26.526cm" svg:height="17.556cm" svg:x="0.746cm" svg:y="3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5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6" draw:layer="layout"/>
      </dr3d:scene>
      <dr3d:scene presentation:style-name="Mpr5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6" draw:layer="layout" dr3d:transform="matrix (1 0 0 0 1 0 0 0 1 -0.465288567151278cm -0.109360484684587cm -0.197407174070266cm)"/>
      </dr3d:scene>
      <draw:frame draw:style-name="Mgr3" draw:text-style-name="MP7" draw:layer="backgroundobjects" svg:width="3.639cm" svg:height="1.015cm" draw:transform="rotate (0.1745329251994) translate (24.518cm 19.981cm)">
        <draw:text-box>
          <text:p text:style-name="MP4"><text:span text:style-name="MT2"><text:page-number>4</text:page-number></text:span></text:p>
        </draw:text-box>
      </draw:frame>
      <draw:frame draw:style-name="Mgr4" draw:text-style-name="MP3" draw:layer="backgroundobjects" svg:width="8.074cm" svg:height="8.689cm" svg:x="0cm" svg:y="12.31cm">
        <draw:image xlink:href="Pictures/1000000000000132000001490D54A809.png" xlink:type="simple" xlink:show="embed" xlink:actuate="onLoad">
          <text:p/>
        </draw:image>
      </draw:frame>
      <presentation:notes style:page-layout-name="PM2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Mpr1" draw:text-style-name="MP3" draw:layer="backgroundobjects" svg:width="2.499cm" svg:height="2.499cm" svg:x="17.09cm" svg:y="23.44cm" svg:viewBox="0 0 2500 2500" draw:points="0,2499 2499,0 2500,2500">
          <text:p/>
        </draw:polygon>
        <dr3d:scene presentation:style-name="Mpr5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6" draw:layer="layout"/>
        </dr3d:scene>
        <draw:frame draw:style-name="Mgr3" draw:text-style-name="MP7" draw:layer="backgroundobjects" svg:width="3.639cm" svg:height="1.015cm" draw:transform="rotate (0.1745329251994) translate (16.653cm 24.817cm)">
          <draw:text-box>
            <text:p text:style-name="MP4"><text:span text:style-name="MT2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Bruce Merry</meta:initial-creator>
    <meta:creation-date>2007-11-09T12:48:32</meta:creation-date>
    <dc:date>2009-08-22T17:35:38</dc:date>
    <dc:language>en-GB</dc:language>
    <meta:editing-cycles>62</meta:editing-cycles>
    <meta:editing-duration>PT21H35M00S</meta:editing-duration>
    <meta:document-statistic meta:object-count="424"/>
    <meta:user-defined meta:name="Info 1"/>
    <meta:user-defined meta:name="Info 2"/>
    <meta:user-defined meta:name="Info 3"/>
    <meta:user-defined meta:name="Info 4"/>
  </office:meta>
</office:document-meta>
</file>